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tyle="italic" officeooo:paragraph-rsid="00108ef6" style:font-style-asian="italic" style:font-style-complex="italic"/>
    </style:style>
    <style:style style:name="P4" style:family="paragraph" style:parent-style-name="Preformatted_20_Text">
      <style:text-properties fo:font-style="italic" fo:font-weight="normal" officeooo:rsid="002494e1" officeooo:paragraph-rsid="00108ef6" style:font-style-asian="italic" style:font-weight-asian="normal" style:font-style-complex="italic" style:font-weight-complex="normal"/>
    </style:style>
    <style:style style:name="P5" style:family="paragraph" style:parent-style-name="Preformatted_20_Text">
      <style:text-properties officeooo:paragraph-rsid="00108ef6"/>
    </style:style>
    <style:style style:name="P6" style:family="paragraph" style:parent-style-name="Preformatted_20_Text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94e1" style:font-weight-asian="normal" style:font-weight-complex="normal"/>
    </style:style>
    <style:style style:name="T3" style:family="text">
      <style:text-properties fo:font-weight="normal" officeooo:rsid="0027fe6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------------------------------------</text:p>
      <text:p text:style-name="P3"/>
      <text:p text:style-name="P3"><text:span text:style-name="T2"><text:s text:c="2"/>This documentation and its accompanying audio file by </text:span><text:a xlink:type="simple" xlink:href="http://www.mzuther.de/" text:style-name="Internet_20_link" text:visited-style-name="Visited_20_Internet_20_Link"><text:span text:style-name="T2">Martin Zuther</text:span></text:a><text:span text:style-name="T2"> is</text:span></text:p>
      <text:p text:style-name="P3"><text:span text:style-name="T2"><text:s text:c="2"/>licensed under a </text:span><text:a xlink:type="simple" xlink:href="http://creativecommons.org/licenses/by-sa/4.0/" text:style-name="Internet_20_link" text:visited-style-name="Visited_20_Internet_20_Link"><text:span text:style-name="T2">Creative Commons Attribution-ShareAlike 4.0</text:span></text:a><text:span text:style-name="T3"> International</text:span></text:p>
      <text:p text:style-name="P4"><text:s text:c="2"/>License.</text:p>
      <text:p text:style-name="P3"/>
      <text:p text:style-name="P3">------------------------------------------------------------------------------</text:p>
      <text:p text:style-name="P3"/>
      <text:p text:style-name="P5"/>
      <text:p text:style-name="P5"><text:span text:style-name="T4">FLAC-compressed wave file (44.1 kHz, 16 bit, 8 channels)</text:span></text:p>
      <text:p text:style-name="P2">========================================================</text:p>
      <text:p text:style-name="Preformatted_20_Text">Please verify correctness of peak and average meters visually.</text:p>
      <text:p text:style-name="Preformatted_20_Text"/>
      <text:p text:style-name="Preformatted_20_Text">Given levels describe the first channel. <text:s/>The other channels have been amplified in steps of +5.00 dB per channel (first test) and +1.00 dB (all other tests), respectively. <text:s/>All readouts are given in K-20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60.10 dB FS peak, -40.10 dB K-20)</text:p>
      <text:p text:style-name="Preformatted_20_Text"/>
      <text:p text:style-name="Preformatted_20_Text"><text:s text:c="23"/>[signal meter ch. 1 should not light]</text:p>
      <text:p text:style-name="Preformatted_20_Text"><text:s text:c="23"/>[signal meter ch. 2 should <text:s text:c="4"/>light]</text:p>
      <text:p text:style-name="Preformatted_20_Text"><text:s text:c="23"/>[signal meter ch. 3 should <text:s text:c="4"/>light]</text:p>
      <text:p text:style-name="Preformatted_20_Text"><text:s text:c="23"/>[signal meter ch. 4 should <text:s text:c="4"/>light]</text:p>
      <text:p text:style-name="Preformatted_20_Text"><text:s text:c="23"/>[signal meter ch. 5 should <text:s text:c="4"/>light]</text:p>
      <text:p text:style-name="Preformatted_20_Text"><text:s text:c="23"/>[signal meter ch. 6 should <text:s text:c="4"/>light]</text:p>
      <text:p text:style-name="Preformatted_20_Text"><text:s text:c="23"/>[signal meter ch. 7 should <text:s text:c="4"/>light]</text:p>
      <text:p text:style-name="Preformatted_20_Text"><text:s text:c="23"/>[signal meter ch. 8 should <text:s text:c="4"/>light]</text:p>
      <text:p text:style-name="Preformatted_20_Text"/>
      <text:p text:style-name="Preformatted_20_Text">00:04.000 - 00:05.000 <text:s/>silence</text:p>
      <text:p text:style-name="Preformatted_20_Text">00:05.000 - 00:08.000 <text:s/>sine wave (997 Hz, -24.05 dB FS peak, -4.05 dB K-20)</text:p>
      <text:p text:style-name="Preformatted_20_Text"/>
      <text:p text:style-name="Preformatted_20_Text"><text:s text:c="23"/>[peak meter ch. 1 should read <text:s/>-4.05 dB] <text:s/>[---]</text:p>
      <text:p text:style-name="Preformatted_20_Text"><text:s text:c="23"/>[peak meter ch. 2 should read <text:s/>-3.05 dB] <text:s/>[LOW]</text:p>
      <text:p text:style-name="Preformatted_20_Text"><text:s text:c="23"/>[peak meter ch. 3 should read <text:s/>-2.05 dB]</text:p>
      <text:p text:style-name="Preformatted_20_Text"><text:s text:c="23"/>[peak meter ch. 4 should read <text:s/>-1.05 dB]</text:p>
      <text:p text:style-name="Preformatted_20_Text"><text:s text:c="23"/>[peak meter ch. 5 should read <text:s/>-0.05 dB]</text:p>
      <text:p text:style-name="Preformatted_20_Text"><text:s text:c="23"/>[peak meter ch. 6 should read <text:s/>+0.95 dB]</text:p>
      <text:p text:style-name="Preformatted_20_Text"><text:s text:c="23"/>[peak meter ch. 7 should read <text:s/>+1.95 dB]</text:p>
      <text:p text:style-name="Preformatted_20_Text"><text:s text:c="23"/>[peak meter ch. 8 should read <text:s/>+2.95 dB]</text:p>
      <text:p text:style-name="Preformatted_20_Text"/>
      <text:p text:style-name="Preformatted_20_Text"><text:s text:c="23"/>[RMS <text:s/>meter ch. 1 should read <text:s/>-4.05 dB] <text:s/>[---]</text:p>
      <text:p text:style-name="Preformatted_20_Text"><text:s text:c="23"/><text:span text:style-name="T1">[RMS <text:s/></text:span>meter ch. 2 should read <text:s/>-3.05 dB] <text:s/>[---]</text:p>
      <text:p text:style-name="Preformatted_20_Text"><text:s text:c="23"/>[RMS <text:s/>meter ch. 3 should read <text:s/>-2.05 dB] <text:s/>[---]</text:p>
      <text:p text:style-name="Preformatted_20_Text"><text:s text:c="23"/>[RMS <text:s/>meter ch. 4 should read <text:s/>-1.05 dB] <text:s/>[---]</text:p>
      <text:p text:style-name="Preformatted_20_Text"><text:s text:c="23"/>[RMS <text:s/>meter ch. 5 should read <text:s/>-0.05 dB] <text:s/>[---]</text:p>
      <text:p text:style-name="Preformatted_20_Text"><text:s text:c="23"/>[RMS <text:s/>meter ch. 6 should read <text:s/>+0.95 dB] <text:s/>[---]</text:p>
      <text:p text:style-name="Preformatted_20_Text"><text:s text:c="23"/>[RMS <text:s/>meter ch. 7 should read <text:s/>+1.95 dB] <text:s/>[---]</text:p>
      <text:p text:style-name="Preformatted_20_Text"><text:s text:c="23"/>[RMS <text:s/>meter ch. 8 should read <text:s/>+2.95 dB] <text:s/>[LOW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light]</text:p>
      <text:p text:style-name="Preformatted_20_Text"/>
      <text:p text:style-name="P6">00:08.000 - 00:08.500 <text:s/>silence</text:p>
      <text:p text:style-name="Preformatted_20_Text">00:08.500 - 00:11.500 <text:s/>sine wave (997 Hz, -23.95 dB FS peak, -3.95 dB K-20)</text:p>
      <text:p text:style-name="Preformatted_20_Text"/>
      <text:p text:style-name="Preformatted_20_Text"><text:s text:c="23"/>[peak meter ch. 1 should read <text:s/>-3.95 dB] <text:s/>[LOW]</text:p>
      <text:p text:style-name="Preformatted_20_Text"><text:s text:c="23"/>[peak meter ch. 2 should read <text:s/>-2.95 dB]</text:p>
      <text:p text:style-name="Preformatted_20_Text"><text:s text:c="23"/>[peak meter ch. 3 should read <text:s/>-1.95 dB]</text:p>
      <text:p text:style-name="Preformatted_20_Text"><text:s text:c="23"/>[peak meter ch. 4 should read <text:s/>-0.95 dB]</text:p>
      <text:p text:style-name="Preformatted_20_Text"><text:s text:c="23"/>[peak meter ch. 5 should read <text:s/>+0.05 dB]</text:p>
      <text:p text:style-name="Preformatted_20_Text"><text:s text:c="23"/>[peak meter ch. 6 should read <text:s/>+1.05 dB]</text:p>
      <text:p text:style-name="Preformatted_20_Text"><text:s text:c="23"/>[peak meter ch. 7 should read <text:s/>+2.05 dB]</text:p>
      <text:p text:style-name="Preformatted_20_Text"><text:s text:c="23"/>[peak meter ch. 8 should read <text:s/>+3.05 dB] <text:s/>[OVR]</text:p>
      <text:p text:style-name="Preformatted_20_Text"/>
      <text:p text:style-name="Preformatted_20_Text"><text:s text:c="23"/>[RMS <text:s/>meter ch. 1 should read <text:s/>-3.95 dB] <text:s/>[---]</text:p>
      <text:p text:style-name="Preformatted_20_Text"><text:s text:c="23"/><text:span text:style-name="T1">[RMS <text:s/></text:span>meter ch. 2 should read <text:s/>-2.95 dB] <text:s/>[---]</text:p>
      <text:p text:style-name="Preformatted_20_Text"><text:s text:c="23"/>[RMS <text:s/>meter ch. 3 should read <text:s/>-1.95 dB] <text:s/>[---]</text:p>
      <text:p text:style-name="Preformatted_20_Text"><text:s text:c="23"/>[RMS <text:s/>meter ch. 4 should read <text:s/>-0.95 dB] <text:s/>[---]</text:p>
      <text:p text:style-name="Preformatted_20_Text"><text:s text:c="23"/>[RMS <text:s/>meter ch. 5 should read <text:s/>+0.05 dB] <text:s/>[---]</text:p>
      <text:p text:style-name="Preformatted_20_Text"><text:s text:c="23"/>[RMS <text:s/>meter ch. 6 should read <text:s/>+1.05 dB] <text:s/>[---]</text:p>
      <text:p text:style-name="Preformatted_20_Text"><text:s text:c="23"/>[RMS <text:s/>meter ch. 7 should read <text:s/>+2.05 dB] <text:s/>[LOW]</text:p>
      <text:p text:style-name="Preformatted_20_Text"><text:s text:c="23"/>[RMS <text:s/>meter ch. 8 should read <text:s/>+3.05 dB]</text:p>
      <text:p text:style-name="Preformatted_20_Text"/>
      <text:p text:style-name="Preformatted_20_Text"><text:s text:c="23"/>[maximum peaks should <text:s text:c="4"/>be visible]</text:p>
      <text:p text:style-name="Preformatted_20_Text"><text:s text:c="23"/>[all signal meters should light]</text:p>
      <text:p text:style-name="Preformatted_20_Text"/>
      <text:p text:style-name="Preformatted_20_Text">00:11.500 - 00:12.500 <text:s/>silence</text:p>
      <text:p text:style-name="Preformatted_20_Text">00:12.500 - 00:15.500 <text:s/>sine wave (997 Hz, -16.05 dB FS peak, +3.95 dB K-20)</text:p>
      <text:p text:style-name="Preformatted_20_Text"/>
      <text:p text:style-name="Preformatted_20_Text"><text:s text:c="23"/>[peak meter ch. 1 should read <text:s/>+3.95 dB] <text:s/>[OVR]</text:p>
      <text:p text:style-name="Preformatted_20_Text"><text:s text:c="23"/>[peak meter ch. 2 should read <text:s/>+4.95 dB] <text:s/>[OVR]</text:p>
      <text:p text:style-name="Preformatted_20_Text"><text:s text:c="23"/>[peak meter ch. 3 should read <text:s/>+5.95 dB] <text:s/>[OVR]</text:p>
      <text:p text:style-name="Preformatted_20_Text"><text:s text:c="23"/>[peak meter ch. 4 should read <text:s/>+6.95 dB] <text:s/>[OVR]</text:p>
      <text:p text:style-name="Preformatted_20_Text"><text:s text:c="23"/>[peak meter ch. 5 should read <text:s/>+7.95 dB] <text:s/>[OVR]</text:p>
      <text:p text:style-name="Preformatted_20_Text"><text:s text:c="23"/>[peak meter ch. 6 should read <text:s/>+8.95 dB] <text:s/>[OVR]</text:p>
      <text:p text:style-name="Preformatted_20_Text"><text:s text:c="23"/>[peak meter ch. 7 should read <text:s/>+9.95 dB] <text:s/>[OVR]</text:p>
      <text:p text:style-name="Preformatted_20_Text"><text:s text:c="23"/>[peak meter ch. 8 should read +10.95 dB] <text:s/>[OVR]</text:p>
      <text:p text:style-name="Preformatted_20_Text"/>
      <text:p text:style-name="Preformatted_20_Text"><text:s text:c="23"/>[RMS <text:s/>meter ch. 1 should read <text:s/>+3.95 dB]</text:p>
      <text:p text:style-name="Preformatted_20_Text"><text:s text:c="23"/>[RMS <text:s/>meter ch. 2 should read <text:s/>+4.95 dB]</text:p>
      <text:p text:style-name="Preformatted_20_Text"><text:s text:c="23"/>[RMS <text:s/>meter ch. 3 should read <text:s/>+5.95 dB]</text:p>
      <text:p text:style-name="Preformatted_20_Text"><text:s text:c="23"/>[RMS <text:s/>meter ch. 4 should read <text:s/>+6.95 dB]</text:p>
      <text:p text:style-name="Preformatted_20_Text"><text:s text:c="23"/>[RMS <text:s/>meter ch. 5 should read <text:s/>+7.95 dB]</text:p>
      <text:p text:style-name="Preformatted_20_Text"><text:s text:c="23"/>[RMS <text:s/>meter ch. 6 should read <text:s/>+8.95 dB]</text:p>
      <text:p text:style-name="Preformatted_20_Text"><text:s text:c="23"/>[RMS <text:s/>meter ch. 7 should read <text:s/>+9.95 dB]</text:p>
      <text:p text:style-name="Preformatted_20_Text"><text:s text:c="23"/>[RMS <text:s/>meter ch. 8 should read +10.9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light]</text:p>
      <text:p text:style-name="Preformatted_20_Text"/>
      <text:p text:style-name="P6">00:15.500 - 00:16.000 <text:s/>silence</text:p>
      <text:p text:style-name="Preformatted_20_Text">00:16.000 - 00:19.000 <text:s/>sine wave (997 Hz, -15.95 dB FS peak, +4.05 dB K-20)</text:p>
      <text:p text:style-name="Preformatted_20_Text"/>
      <text:p text:style-name="Preformatted_20_Text"><text:s text:c="23"/>[peak meter ch. 1 should read <text:s/>+4.05 dB] <text:s/>[OVR]</text:p>
      <text:p text:style-name="Preformatted_20_Text"><text:s text:c="23"/>[peak meter ch. 2 should read <text:s/>+5.05 dB] <text:s/>[OVR]</text:p>
      <text:p text:style-name="Preformatted_20_Text"><text:s text:c="23"/>[peak meter ch. 3 should read <text:s/>+6.05 dB] <text:s/>[OVR]</text:p>
      <text:p text:style-name="Preformatted_20_Text"><text:s text:c="23"/>[peak meter ch. 4 should read <text:s/>+7.05 dB] <text:s/>[OVR]</text:p>
      <text:p text:style-name="Preformatted_20_Text"><text:s text:c="23"/>[peak meter ch. 5 should read <text:s/>+8.05 dB] <text:s/>[OVR]</text:p>
      <text:p text:style-name="Preformatted_20_Text"><text:s text:c="23"/>[peak meter ch. 6 should read <text:s/>+9.05 dB] <text:s/>[OVR]</text:p>
      <text:p text:style-name="Preformatted_20_Text"><text:s text:c="23"/>[peak meter ch. 7 should read +10.05 dB] <text:s/>[OVR]</text:p>
      <text:p text:style-name="Preformatted_20_Text"><text:s text:c="23"/>[peak meter ch. 8 should read +11.05 dB] <text:s/>[OVR]</text:p>
      <text:p text:style-name="Preformatted_20_Text"/>
      <text:p text:style-name="Preformatted_20_Text"><text:s text:c="23"/>[RMS <text:s/>meter ch. 1 should read <text:s/>+4.05 dB]</text:p>
      <text:p text:style-name="Preformatted_20_Text"><text:s text:c="23"/>[RMS <text:s/>meter ch. 2 should read <text:s/>+5.05 dB]</text:p>
      <text:p text:style-name="Preformatted_20_Text"><text:s text:c="23"/>[RMS <text:s/>meter ch. 3 should read <text:s/>+6.05 dB]</text:p>
      <text:p text:style-name="Preformatted_20_Text"><text:s text:c="23"/>[RMS <text:s/>meter ch. 4 should read <text:s/>+7.05 dB]</text:p>
      <text:p text:style-name="Preformatted_20_Text"><text:s text:c="23"/>[RMS <text:s/>meter ch. 5 should read <text:s/>+8.05 dB]</text:p>
      <text:p text:style-name="Preformatted_20_Text"><text:s text:c="23"/>[RMS <text:s/>meter ch. 6 should read <text:s/>+9.05 dB]</text:p>
      <text:p text:style-name="Preformatted_20_Text"><text:s text:c="23"/>[RMS <text:s/>meter ch. 7 should read +10.05 dB]</text:p>
      <text:p text:style-name="Preformatted_20_Text"><text:s text:c="23"/>[RMS <text:s/>meter ch. 8 should read +11.05 dB] <text:s/>[OVR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light]</text:p>
      <text:p text:style-name="Preformatted_20_Text"/>
      <text:p text:style-name="Preformatted_20_Text">00:19.000 - 00:20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level_meters_multi.flac</text:p>
      <text:p text:style-name="P2">Host SR: <text:s/>44 100 Hz</text:p>
      <text:p text:style-name="Preformatted_20_Text">Channel: <text:s/>All</text:p>
      <text:p text:style-name="Preformatted_20_Text">Display: <text:s/>[ ] Peak meter level</text:p>
      <text:p text:style-name="Preformatted_20_Text"><text:s text:c="10"/>[ 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04-29T22:52:44.804781784</dc:date>
    <meta:editing-duration>PT1H19M56S</meta:editing-duration>
    <meta:editing-cycles>102</meta:editing-cycles>
    <dc:creator>Martin Zuther</dc:creator>
    <meta:document-statistic meta:table-count="0" meta:image-count="0" meta:object-count="0" meta:page-count="3" meta:paragraph-count="107" meta:word-count="845" meta:character-count="6635" meta:non-whitespace-character-count="3877"/>
  </office:meta>
</office:document-meta>
</file>